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417in" svg:y="0.5622in">
            <draw:object draw:notify-on-update-of-ranges="Sheet1.A1:Sheet1.A1 Sheet1.A2:Sheet1.A40 Sheet1.B1:Sheet1.B1 Sheet1.B2:Sheet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16378"/>
        <table:table-row table:style-name="ro1">
          <table:table-cell table:style-name="ce1" office:value-type="string" calcext:value-type="string">
            <text:p>Temp C</text:p>
          </table:table-cell>
          <table:table-cell table:style-name="ce1" office:value-type="string" calcext:value-type="string">
            <text:p>kOhms</text:p>
          </table:table-cell>
          <table:table-cell table:style-name="ce1" table:number-columns-repeated="16382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43.1" calcext:value-type="float">
            <text:p>143.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0.8" calcext:value-type="float">
            <text:p>110.8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86.39" calcext:value-type="float">
            <text:p>86.3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.79" calcext:value-type="float">
            <text:p>67.7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3.53" calcext:value-type="float">
            <text:p>53.53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2.54" calcext:value-type="float">
            <text:p>42.54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4.01" calcext:value-type="float">
            <text:p>34.0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35" calcext:value-type="float">
            <text:p>27.35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13" calcext:value-type="float">
            <text:p>22.13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72" calcext:value-type="float">
            <text:p>14.72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" calcext:value-type="float">
            <text:p>12.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304" calcext:value-type="float">
            <text:p>8.304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929" calcext:value-type="float">
            <text:p>6.92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09" calcext:value-type="float">
            <text:p>5.80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91" calcext:value-type="float">
            <text:p>4.89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37" calcext:value-type="float">
            <text:p>4.137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13" calcext:value-type="float">
            <text:p>3.513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996" calcext:value-type="float">
            <text:p>2.996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65" calcext:value-type="float">
            <text:p>2.565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04" calcext:value-type="float">
            <text:p>2.204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01" calcext:value-type="float">
            <text:p>1.90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45" calcext:value-type="float">
            <text:p>1.645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29" calcext:value-type="float">
            <text:p>1.42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45" calcext:value-type="float">
            <text:p>1.245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89" calcext:value-type="float">
            <text:p>1.08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549" calcext:value-type="float">
            <text:p>0.9549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4" calcext:value-type="float">
            <text:p>0.84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411" calcext:value-type="float">
            <text:p>0.741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56" calcext:value-type="float">
            <text:p>0.6556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817" calcext:value-type="float">
            <text:p>0.5817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174" calcext:value-type="float">
            <text:p>0.5174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614" calcext:value-type="float">
            <text:p>0.4614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125" calcext:value-type="float">
            <text:p>0.4125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97" calcext:value-type="float">
            <text:p>0.3697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321" calcext:value-type="float">
            <text:p>0.3321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99" calcext:value-type="float">
            <text:p>0.299</text:p>
          </table:table-cell>
          <table:table-cell table:number-columns-repeated="4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20:40:47.818640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9:48:14.888148704</meta:creation-date>
    <dc:date>2025-08-23T21:45:46.149760726</dc:date>
    <meta:editing-duration>PT58M53S</meta:editing-duration>
    <meta:editing-cycles>14</meta:editing-cycles>
    <meta:generator>LibreOffice/25.8.0.4$Linux_X86_64 LibreOffice_project/580$Build-4</meta:generator>
    <meta:document-statistic meta:table-count="1" meta:cell-count="8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67cm" svg:y="4.201cm" style:legend-expansion="high" chart:style-name="ch2"/>
        <chart:plot-area chart:style-name="ch3" svg:x="0.32cm" svg:y="0.18cm" svg:width="12.927cm" svg:height="8.64cm">
          <chart:coordinate-region svg:x="0.569cm" svg:y="0.379cm" svg:width="12.3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0" chart:label-cell-address="Sheet1.B1:Sheet1.B1" chart:class="chart:scatter">
            <chart:domain table:cell-range-address="Sheet1.A2:Sheet1.A40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Ohm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Sheet1.A2:Sheet1.A40</svg:desc>
                </draw:g>
              </table:table-cell>
              <table:table-cell office:value-type="float" office:value="186">
                <text:p>186</text:p>
                <draw:g>
                  <svg:desc>Sheet1.B2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">
                <text:p>-35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">
                <text:p>-25</text:p>
              </table:table-cell>
              <table:table-cell office:value-type="float" office:value="86.39">
                <text:p>8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">
                <text:p>-20</text:p>
              </table:table-cell>
              <table:table-cell office:value-type="float" office:value="67.79">
                <text:p>67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2.13">
                <text:p>22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.304">
                <text:p>8.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6.929">
                <text:p>6.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.809">
                <text:p>5.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4.891">
                <text:p>4.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.137">
                <text:p>4.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">
                <text:p>85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9549">
                <text:p>0.9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0.7411">
                <text:p>0.7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">
                <text:p>115</text:p>
              </table:table-cell>
              <table:table-cell office:value-type="float" office:value="0.6556">
                <text:p>0.6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0.5817">
                <text:p>0.5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0.5174">
                <text:p>0.5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0.3697">
                <text:p>0.3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">
                <text:p>145</text:p>
              </table:table-cell>
              <table:table-cell office:value-type="float" office:value="0.3321">
                <text:p>0.3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0.299">
                <text:p>0.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0.4$Linux_X86_64 LibreOffice_project/58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